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8pt" fo:font-weight="normal" officeooo:rsid="001e6ace" officeooo:paragraph-rsid="001e6ace" style:font-size-asian="15.75pt" style:font-weight-asian="normal" style:font-size-complex="18pt" style:font-weight-complex="normal"/>
    </style:style>
    <style:style style:name="P2" style:family="paragraph" style:parent-style-name="Standard">
      <style:text-properties style:font-name="Courier New" fo:font-size="12pt" fo:font-weight="normal" officeooo:rsid="001e6ace" officeooo:paragraph-rsid="001e6ace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type="double" style:text-underline-width="auto" style:text-underline-color="font-color"/>
    </style:style>
    <style:style style:name="T4" style:family="text">
      <style:text-properties style:text-underline-style="dotte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7</text:p>
      <text:p text:style-name="P1"/>
      <text:p text:style-name="P2">Empleados (<text:span text:style-name="T2">#id</text:span>, nombre, <text:span text:style-name="T3">dni</text:span>, fecha_nac, edad-d)</text:p>
      <text:p text:style-name="P2"/>
      <text:p text:style-name="P2">Telefonos (<text:span text:style-name="T2">#id_empleado, #telefono</text:span>)</text:p>
      <text:p text:style-name="P2"/>
      <text:p text:style-name="P2"><text:s text:c="4"/>id_empleado → empleados (MC, BC)</text:p>
      <text:p text:style-name="P2"/>
      <text:p text:style-name="P2">Emails (<text:span text:style-name="T2">#id_empleado, #email</text:span>)</text:p>
      <text:p text:style-name="P2"/>
      <text:p text:style-name="P2"><text:s text:c="3"/>id_empleado → empleados (MC, BC)</text:p>
      <text:p text:style-name="P2"/>
      <text:p text:style-name="P2">Vehículos (<text:span text:style-name="T2">#id</text:span>, modelo, marca, matrícula, tipo, <text:span text:style-name="T4">id_empleado</text:span>)</text:p>
      <text:p text:style-name="P2"/>
      <text:p text:style-name="P2"><text:s text:c="4"/>id_empleado → empleados (MC, BC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1T12:43:43.360000000</meta:creation-date>
    <dc:date>2023-12-01T12:52:19.552000000</dc:date>
    <meta:editing-duration>PT8M36S</meta:editing-duration>
    <meta:editing-cycles>1</meta:editing-cycles>
    <meta:document-statistic meta:table-count="0" meta:image-count="0" meta:object-count="0" meta:page-count="1" meta:paragraph-count="8" meta:word-count="36" meta:character-count="291" meta:non-whitespace-character-count="252"/>
    <meta:generator>LibreOffice/7.5.6.2$Windows_X86_64 LibreOffice_project/f654817fb68d6d4600d7d2f6b647e47729f55f15</meta:generator>
  </office:meta>
</office:document-meta>
</file>